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152cm" draw:fill="none" draw:textarea-vertical-align="middle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ffffff"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396cm" svg:y1="6.401cm" svg:x2="6.993cm" svg:y2="6.401cm">
          <text:p/>
        </draw:line>
        <draw:line draw:style-name="gr1" draw:text-style-name="P1" draw:layer="layout" svg:x1="1.278cm" svg:y1="6.966cm" svg:x2="1.278cm" svg:y2="0.892cm">
          <text:p/>
        </draw:line>
        <draw:path draw:style-name="gr2" draw:text-style-name="P1" draw:layer="layout" svg:width="3.556cm" svg:height="2.952cm" svg:x="2.2cm" svg:y="1.001cm" svg:viewBox="0 0 3557 2953" svg:d="m0 2953c158-30 614-79 733-119l593-169c120-39 338-118 586-277s436-347 436-347l377-368c168-197 297-355 416-613s258-594 258-594l158-466">
          <text:p/>
        </draw:path>
        <draw:line draw:style-name="gr3" draw:text-style-name="P1" draw:layer="layout" svg:x1="3.805cm" svg:y1="3.548cm" svg:x2="3.805cm" svg:y2="6.421cm">
          <text:p/>
        </draw:line>
        <draw:line draw:style-name="gr3" draw:text-style-name="P1" draw:layer="layout" svg:x1="5.083cm" svg:y1="2.467cm" svg:x2="5.083cm" svg:y2="6.411cm">
          <text:p/>
        </draw:line>
        <draw:line draw:style-name="gr4" draw:text-style-name="P1" draw:layer="layout" svg:x1="2.923cm" svg:y1="3.993cm" svg:x2="5.42cm" svg:y2="2.784cm">
          <text:p/>
        </draw:line>
        <draw:line draw:style-name="gr3" draw:text-style-name="P1" draw:layer="layout" svg:x1="3.775cm" svg:y1="3.567cm" svg:x2="1.278cm" svg:y2="3.567cm">
          <text:p/>
        </draw:line>
        <draw:line draw:style-name="gr3" draw:text-style-name="P1" draw:layer="layout" svg:x1="5.064cm" svg:y1="2.932cm" svg:x2="1.278cm" svg:y2="2.923cm">
          <text:p/>
        </draw:line>
        <draw:frame draw:style-name="gr5" draw:layer="layout" svg:width="0.496cm" svg:height="0.53cm" svg:x="3.601cm" svg:y="6.4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787cm" svg:height="0.53cm" svg:x="4.919cm" svg:y="6.4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577cm" svg:height="0.53cm" svg:x="0.477cm" svg:y="3.27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867cm" svg:height="0.53cm" svg:x="0.355cm" svg:y="2.58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3" xml:id="id1" draw:id="id1" draw:layer="layout" svg:width="1.319cm" svg:height="0.721cm" svg:x="5.899cm" svg:y="1.592cm">
          <draw:text-box>
            <text:p text:style-name="P2"><text:span text:style-name="T1">error</text:span></text:p>
          </draw:text-box>
        </draw:frame>
        <draw:frame draw:style-name="gr5" draw:layer="layout" svg:width="0.746cm" svg:height="0.378cm" svg:x="0.876cm" svg:y="0.49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0.356cm" svg:height="0.47cm" svg:x="7.084cm" svg:y="6.21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7" draw:text-style-name="P1" xml:id="id2" draw:id="id2" draw:layer="layout" svg:width="0.199cm" svg:height="0.458cm" svg:x="4.993cm" svg:y="2.477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6.558cm" svg:y1="2.313cm" svg:x2="5.192cm" svg:y2="2.706cm" draw:start-shape="id1" draw:start-glue-point="2" draw:end-shape="id2" draw:end-glue-point="1" svg:d="m6558 2313c0 262-455 393-1366 393" svg:viewBox="0 0 1367 394">
          <text:p/>
        </draw:connector>
        <draw:frame draw:style-name="gr6" draw:text-style-name="P3" xml:id="id3" draw:id="id3" draw:layer="layout" svg:width="2.868cm" svg:height="1.191cm" svg:x="1.624cm" svg:y="0.646cm">
          <draw:text-box>
            <text:p text:style-name="P2"><text:span text:style-name="T1">exact solution</text:span></text:p>
            <text:p text:style-name="P2"><text:span text:style-name="T1">(unknwon)</text:span></text:p>
          </draw:text-box>
        </draw:frame>
        <draw:custom-shape draw:style-name="gr9" draw:text-style-name="P1" xml:id="id4" draw:id="id4" draw:layer="layout" svg:width="0.278cm" svg:height="0.259cm" svg:x="4.936cm" svg:y="2.408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4.492cm" svg:y1="1.241cm" svg:x2="5.075cm" svg:y2="2.408cm" draw:start-shape="id3" draw:start-glue-point="1" draw:end-shape="id4" draw:end-glue-point="0" svg:d="m4492 1241c389 0 583 389 583 1167" svg:viewBox="0 0 584 1168">
          <text:p/>
        </draw:connector>
        <draw:frame draw:style-name="gr10" xml:id="id5" draw:id="id5" draw:layer="layout" svg:width="2.659cm" svg:height="0.53cm" svg:x="0.242cm" svg:y="5.01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9" draw:text-style-name="P1" xml:id="id6" draw:id="id6" draw:layer="layout" svg:width="0.278cm" svg:height="0.259cm" svg:x="4.068cm" svg:y="3.098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2.901cm" svg:y1="5.277cm" svg:x2="4.207cm" svg:y2="3.357cm" draw:start-shape="id5" draw:start-glue-point="1" draw:end-shape="id6" draw:end-glue-point="2" svg:d="m2901 5277c871 0 1306-640 1306-1920" svg:viewBox="0 0 1307 19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7T20:58:56</meta:creation-date>
    <dc:date>2015-01-18T22:13:03.930588112</dc:date>
    <meta:editing-duration>P0D</meta:editing-duration>
    <meta:editing-cycles>2</meta:editing-cycles>
    <meta:generator>LibreOffice/4.1.6.2$Linux_X86_64 LibreOffice_project/410m0$Build-2</meta:generator>
    <meta:document-statistic meta:object-count="23"/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t</mi>
              <mi>n</mi>
            </msub>
          </mrow>
        </mrow>
      </mstyle>
    </mrow>
    <annotation encoding="StarMath 5.0">size 12 {t_n}
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>t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12 {t_{n+1}}</annotation>
  </semantics>
</math>
</file>

<file path=Object 3/content.xml><?xml version="1.0" encoding="utf-8"?>
<math xmlns="http://www.w3.org/1998/Math/MathML">
  <semantics>
    <mrow>
      <mstyle mathsize="12pt">
        <mrow>
          <mrow>
            <msub>
              <mi>x</mi>
              <mi>n</mi>
            </msub>
          </mrow>
        </mrow>
      </mstyle>
    </mrow>
    <annotation encoding="StarMath 5.0">size 12 {x_n}</annotation>
  </semantics>
</math>
</file>

<file path=Object 4/content.xml><?xml version="1.0" encoding="utf-8"?>
<math xmlns="http://www.w3.org/1998/Math/MathML">
  <semantics>
    <mrow>
      <mstyle mathsize="12pt">
        <mrow>
          <mrow>
            <msub>
              <mi>x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12 {x_{n+1}}</annotation>
  </semantics>
</math>
</file>

<file path=Object 5/content.xml><?xml version="1.0" encoding="utf-8"?>
<math xmlns="http://www.w3.org/1998/Math/MathML">
  <semantics>
    <mrow>
      <mstyle mathsize="9pt">
        <mrow>
          <mrow>
            <mi>x</mi>
            <mrow>
              <mo stretchy="false">(</mo>
              <mrow>
                <mi>t</mi>
              </mrow>
              <mo stretchy="false">)</mo>
            </mrow>
          </mrow>
        </mrow>
      </mstyle>
    </mrow>
    <annotation encoding="StarMath 5.0">size 9 {x(t)}</annotation>
  </semantics>
</math>
</file>

<file path=Object 6/content.xml><?xml version="1.0" encoding="utf-8"?>
<math xmlns="http://www.w3.org/1998/Math/MathML">
  <semantics>
    <mrow>
      <mstyle mathsize="12pt">
        <mrow>
          <mrow>
            <mi>t</mi>
          </mrow>
        </mrow>
      </mstyle>
    </mrow>
    <annotation encoding="StarMath 5.0">size 12 {t}
</annotation>
  </semantics>
</math>
</file>

<file path=Object 7/content.xml><?xml version="1.0" encoding="utf-8"?>
<math xmlns="http://www.w3.org/1998/Math/MathML">
  <semantics>
    <mrow>
      <mstyle mathsize="12pt">
        <mrow>
          <mrow>
            <mrow>
              <mrow>
                <mtext>slope</mtext>
                <mo stretchy="false">=</mo>
                <msub>
                  <mrow>
                    <mover accent="true">
                      <mi>x</mi>
                      <mo stretchy="false">˙</mo>
                    </mover>
                  </mrow>
                  <mi>n</mi>
                </msub>
              </mrow>
              <mo stretchy="false">=</mo>
              <msub>
                <mi>F</mi>
                <mi>n</mi>
              </msub>
            </mrow>
          </mrow>
        </mrow>
      </mstyle>
    </mrow>
    <annotation encoding="StarMath 5.0">size 12 {"slope" = {dot x}_n = F_n}</annotation>
  </semantics>
</math>
</file>